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69.14pt" svg:height="297.84pt" svg:x="0pt" svg:y="136.57pt">
            <loext:p draw:notify-on-update-of-ranges="Sheet1.A2:Sheet1.A2 Sheet1.A3:Sheet1.A10 Sheet1.B2:Sheet1.B2 Sheet1.B3:Sheet1.B10 Sheet1.A2:Sheet1.A2 Sheet1.A3:Sheet1.A10 Sheet1.C2:Sheet1.C2 Sheet1.C3:Sheet1.C10 Sheet1.A2:Sheet1.A2 Sheet1.A3:Sheet1.A10 Sheet1.D2:Sheet1.D2 Sheet1.D3:Sheet1.D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71.75pt" svg:height="297.84pt" svg:x="0pt" svg:y="459.35pt">
            <loext:p draw:notify-on-update-of-ranges="Sheet1.A3:Sheet1.A10 Sheet1.B2:Sheet1.B2 Sheet1.B3:Sheet1.B10 Sheet1.A3:Sheet1.A10 Sheet1.C2:Sheet1.C2 Sheet1.C3:Sheet1.C10 Sheet1.A3:Sheet1.A10 Sheet1.D2:Sheet1.D2 Sheet1.D3:Sheet1.D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2"/>
        <table:table-row table:style-name="ro1">
          <table:table-cell table:style-name="ce1" office:value-type="string" calcext:value-type="string">
            <text:p>Problem Size</text:p>
          </table:table-cell>
          <table:table-cell table:style-name="ce1" office:value-type="string" calcext:value-type="string" table:number-columns-spanned="3" table:number-rows-spanned="1">
            <text:p>Execution Time (milliseconds)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1" office:value-type="string" calcext:value-type="string">
            <text:p>Selection</text:p>
          </table:table-cell>
          <table:table-cell table:style-name="ce1" office:value-type="string" calcext:value-type="string">
            <text:p>Merge</text:p>
          </table:table-cell>
          <table:table-cell table:style-name="ce1" office:value-type="string" calcext:value-type="string">
            <text:p>Int Radi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</text:p>
          </table:table-cell>
          <table:table-cell office:value-type="float" office:value="0.135" calcext:value-type="float">
            <text:p>0.135</text:p>
          </table:table-cell>
          <table:table-cell office:value-type="float" office:value="0.428" calcext:value-type="float">
            <text:p>0.4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2" calcext:value-type="float">
            <text:p>0.022</text:p>
          </table:table-cell>
          <table:table-cell office:value-type="float" office:value="0.123" calcext:value-type="float">
            <text:p>0.123</text:p>
          </table:table-cell>
          <table:table-cell office:value-type="float" office:value="0.4" calcext:value-type="float">
            <text:p>0.4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008" calcext:value-type="float">
            <text:p>2.008</text:p>
          </table:table-cell>
          <table:table-cell office:value-type="float" office:value="0.21" calcext:value-type="float">
            <text:p>0.210</text:p>
          </table:table-cell>
          <table:table-cell office:value-type="float" office:value="0.456" calcext:value-type="float">
            <text:p>0.45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5.82" calcext:value-type="float">
            <text:p>85.820</text:p>
          </table:table-cell>
          <table:table-cell office:value-type="float" office:value="0.74" calcext:value-type="float">
            <text:p>0.740</text:p>
          </table:table-cell>
          <table:table-cell office:value-type="float" office:value="0.654" calcext:value-type="float">
            <text:p>0.65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482.639" calcext:value-type="float">
            <text:p>4482.639</text:p>
          </table:table-cell>
          <table:table-cell office:value-type="float" office:value="6.019" calcext:value-type="float">
            <text:p>6.019</text:p>
          </table:table-cell>
          <table:table-cell office:value-type="float" office:value="3.379" calcext:value-type="float">
            <text:p>3.37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47043.71" calcext:value-type="float">
            <text:p>447043.710</text:p>
          </table:table-cell>
          <table:table-cell office:value-type="float" office:value="68.48" calcext:value-type="float">
            <text:p>68.480</text:p>
          </table:table-cell>
          <table:table-cell office:value-type="float" office:value="14.902" calcext:value-type="float">
            <text:p>14.902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/A</text:p>
          </table:table-cell>
          <table:table-cell office:value-type="float" office:value="785.367" calcext:value-type="float">
            <text:p>785.367</text:p>
          </table:table-cell>
          <table:table-cell office:value-type="float" office:value="105.765" calcext:value-type="float">
            <text:p>105.765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N/A</text:p>
          </table:table-cell>
          <table:table-cell office:value-type="float" office:value="8874.658" calcext:value-type="float">
            <text:p>8874.658</text:p>
          </table:table-cell>
          <table:table-cell office:value-type="float" office:value="1072.131" calcext:value-type="float">
            <text:p>1072.1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3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18:31:50.285168007</meta:creation-date>
    <dc:date>2016-10-26T18:52:59.939022932</dc:date>
    <meta:editing-duration>PT2M30S</meta:editing-duration>
    <meta:editing-cycles>2</meta:editing-cycles>
    <meta:generator>LibreOffice/5.1.4.2$Linux_X86_64 LibreOffice_project/10m0$Build-2</meta:generator>
    <meta:document-statistic meta:table-count="1" meta:cell-count="3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1">
      <style:chart-properties chart:display-label="true" chart:logarithmic="false" chart:maximum="1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079cm" svg:height="10.508cm" xlink:href=".." xlink:type="simple" chart:class="chart:scatter" chart:style-name="ch1">
        <chart:title svg:x="6.688cm" svg:y="0.346cm" chart:style-name="ch2">
          <text:p>Execution Time vs. Problem Size</text:p>
        </chart:title>
        <chart:subtitle svg:x="7.277cm" svg:y="1.163cm" chart:style-name="ch3">
          <text:p>Point (1mil, 447043) not shown for scaling.</text:p>
        </chart:subtitle>
        <chart:legend chart:legend-position="end" svg:x="17.306cm" svg:y="4.457cm" style:legend-expansion="high" chart:style-name="ch4"/>
        <chart:plot-area chart:style-name="ch5" table:cell-range-address="Sheet1.A2:Sheet1.D10" chart:data-source-has-labels="row" svg:x="1.412cm" svg:y="2.034cm" svg:width="15.493cm" svg:height="7.283cm">
          <chartooo:coordinate-region svg:x="3.065cm" svg:y="2.233cm" svg:width="12.819cm" svg:height="6.437cm"/>
          <chart:axis chart:dimension="x" chart:name="primary-x" chart:style-name="ch6">
            <chart:title svg:x="6.521cm" svg:y="9.527cm" chart:style-name="ch7">
              <text:p>Problem Size (Number of Elements)</text:p>
            </chart:title>
          </chart:axis>
          <chart:axis chart:dimension="y" chart:name="primary-y" chart:style-name="ch8">
            <chart:title svg:x="0.451cm" svg:y="7.862cm" chart:style-name="ch9">
              <text:p>Execution Time (Milliseconds)</text:p>
            </chart:title>
            <chart:grid chart:style-name="ch10" chart:class="major"/>
          </chart:axis>
          <chart:series chart:style-name="ch11" chart:values-cell-range-address="Sheet1.B3:Sheet1.B10" chart:label-cell-address="Sheet1.B2:Sheet1.B2" chart:class="chart:scatter">
            <chart:domain table:cell-range-address="Sheet1.A3:Sheet1.A10"/>
            <chart:data-point chart:repeated="8"/>
          </chart:series>
          <chart:series chart:style-name="ch12" chart:values-cell-range-address="Sheet1.C3:Sheet1.C10" chart:label-cell-address="Sheet1.C2:Sheet1.C2" chart:class="chart:scatter">
            <chart:data-point chart:repeated="8"/>
          </chart:series>
          <chart:series chart:style-name="ch13" chart:values-cell-range-address="Sheet1.D3:Sheet1.D10" chart:label-cell-address="Sheet1.D2:Sheet1.D2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lection</text:p>
                <draw:g>
                  <svg:desc>Sheet1.B2:Sheet1.B2</svg:desc>
                </draw:g>
              </table:table-cell>
              <table:table-cell office:value-type="string">
                <text:p>Merge</text:p>
                <draw:g>
                  <svg:desc>Sheet1.C2:Sheet1.C2</svg:desc>
                </draw:g>
              </table:table-cell>
              <table:table-cell office:value-type="string">
                <text:p>Int Radix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3:Sheet1.A10</svg:desc>
                </draw:g>
              </table:table-cell>
              <table:table-cell office:value-type="float" office:value="0">
                <text:p>0</text:p>
                <draw:g>
                  <svg:desc>Sheet1.B3:Sheet1.B10</svg:desc>
                </draw:g>
              </table:table-cell>
              <table:table-cell office:value-type="float" office:value="0.135">
                <text:p>0.135</text:p>
                <draw:g>
                  <svg:desc>Sheet1.C3:Sheet1.C10</svg:desc>
                </draw:g>
              </table:table-cell>
              <table:table-cell office:value-type="float" office:value="0.428">
                <text:p>0.428</text:p>
                <draw:g>
                  <svg:desc>Sheet1.D3:Sheet1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22">
                <text:p>0.022</text:p>
              </table:table-cell>
              <table:table-cell office:value-type="float" office:value="0.123">
                <text:p>0.12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2.008">
                <text:p>2.008</text:p>
              </table:table-cell>
              <table:table-cell office:value-type="float" office:value="0.21">
                <text:p>0.21</text:p>
              </table:table-cell>
              <table:table-cell office:value-type="float" office:value="0.456">
                <text:p>0.4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85.82">
                <text:p>85.82</text:p>
              </table:table-cell>
              <table:table-cell office:value-type="float" office:value="0.74">
                <text:p>0.74</text:p>
              </table:table-cell>
              <table:table-cell office:value-type="float" office:value="0.654">
                <text:p>0.6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4482.639">
                <text:p>4482.639</text:p>
              </table:table-cell>
              <table:table-cell office:value-type="float" office:value="6.019">
                <text:p>6.019</text:p>
              </table:table-cell>
              <table:table-cell office:value-type="float" office:value="3.379">
                <text:p>3.3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447043.71">
                <text:p>447043.71</text:p>
              </table:table-cell>
              <table:table-cell office:value-type="float" office:value="68.48">
                <text:p>68.48</text:p>
              </table:table-cell>
              <table:table-cell office:value-type="float" office:value="14.902">
                <text:p>14.9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">
                <text:p>10000000</text:p>
              </table:table-cell>
              <table:table-cell office:value-type="float" office:value="NaN">
                <text:p>NaN</text:p>
              </table:table-cell>
              <table:table-cell office:value-type="float" office:value="785.367">
                <text:p>785.367</text:p>
              </table:table-cell>
              <table:table-cell office:value-type="float" office:value="105.765">
                <text:p>105.7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000">
                <text:p>100000000</text:p>
              </table:table-cell>
              <table:table-cell office:value-type="float" office:value="NaN">
                <text:p>NaN</text:p>
              </table:table-cell>
              <table:table-cell office:value-type="float" office:value="8874.658">
                <text:p>8874.658</text:p>
              </table:table-cell>
              <table:table-cell office:value-type="float" office:value="1072.131">
                <text:p>1072.1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1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171cm" svg:height="10.508cm" xlink:href=".." xlink:type="simple" chart:class="chart:scatter" chart:style-name="ch1">
        <chart:title svg:x="6.734cm" svg:y="0.346cm" chart:style-name="ch2">
          <text:p>Execution Time vs. Problem Size</text:p>
        </chart:title>
        <chart:subtitle svg:x="6.861cm" svg:y="1.232cm" chart:style-name="ch3">
          <text:p>Emphasizing Behavior when Problem Size is Small!
</text:p>
        </chart:subtitle>
        <chart:legend chart:legend-position="end" svg:x="17.398cm" svg:y="4.457cm" style:legend-expansion="high" chart:style-name="ch4"/>
        <chart:plot-area chart:style-name="ch5" table:cell-range-address="Sheet1.A3:Sheet1.D10 Sheet1.B2:Sheet1.D2" chart:data-source-has-labels="row" svg:x="1.414cm" svg:y="2.352cm" svg:width="15.581cm" svg:height="6.965cm">
          <chartooo:coordinate-region svg:x="2.512cm" svg:y="2.551cm" svg:width="13.648cm" svg:height="6.119cm"/>
          <chart:axis chart:dimension="x" chart:name="primary-x" chart:style-name="ch6">
            <chart:title svg:x="6.567cm" svg:y="9.527cm" chart:style-name="ch7">
              <text:p>Problem Size (Number of Elements)</text:p>
            </chart:title>
          </chart:axis>
          <chart:axis chart:dimension="y" chart:name="primary-y" chart:style-name="ch8">
            <chart:title svg:x="0.451cm" svg:y="8.021cm" chart:style-name="ch9">
              <text:p>Execution Time (Milliseconds)</text:p>
            </chart:title>
            <chart:grid chart:style-name="ch10" chart:class="major"/>
          </chart:axis>
          <chart:series chart:style-name="ch11" chart:values-cell-range-address="Sheet1.B3:Sheet1.B10" chart:label-cell-address="Sheet1.B2:Sheet1.B2" chart:class="chart:scatter">
            <chart:domain table:cell-range-address="Sheet1.A3:Sheet1.A10"/>
            <chart:data-point chart:repeated="8"/>
          </chart:series>
          <chart:series chart:style-name="ch12" chart:values-cell-range-address="Sheet1.C3:Sheet1.C10" chart:label-cell-address="Sheet1.C2:Sheet1.C2" chart:class="chart:scatter">
            <chart:data-point chart:repeated="8"/>
          </chart:series>
          <chart:series chart:style-name="ch13" chart:values-cell-range-address="Sheet1.D3:Sheet1.D10" chart:label-cell-address="Sheet1.D2:Sheet1.D2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lection</text:p>
                <draw:g>
                  <svg:desc>Sheet1.B2:Sheet1.B2</svg:desc>
                </draw:g>
              </table:table-cell>
              <table:table-cell office:value-type="string">
                <text:p>Merge</text:p>
                <draw:g>
                  <svg:desc>Sheet1.C2:Sheet1.C2</svg:desc>
                </draw:g>
              </table:table-cell>
              <table:table-cell office:value-type="string">
                <text:p>Int Radix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3:Sheet1.A10</svg:desc>
                </draw:g>
              </table:table-cell>
              <table:table-cell office:value-type="float" office:value="0">
                <text:p>0</text:p>
                <draw:g>
                  <svg:desc>Sheet1.B3:Sheet1.B10</svg:desc>
                </draw:g>
              </table:table-cell>
              <table:table-cell office:value-type="float" office:value="0.135">
                <text:p>0.135</text:p>
                <draw:g>
                  <svg:desc>Sheet1.C3:Sheet1.C10</svg:desc>
                </draw:g>
              </table:table-cell>
              <table:table-cell office:value-type="float" office:value="0.428">
                <text:p>0.428</text:p>
                <draw:g>
                  <svg:desc>Sheet1.D3:Sheet1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22">
                <text:p>0.022</text:p>
              </table:table-cell>
              <table:table-cell office:value-type="float" office:value="0.123">
                <text:p>0.12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2.008">
                <text:p>2.008</text:p>
              </table:table-cell>
              <table:table-cell office:value-type="float" office:value="0.21">
                <text:p>0.21</text:p>
              </table:table-cell>
              <table:table-cell office:value-type="float" office:value="0.456">
                <text:p>0.4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85.82">
                <text:p>85.82</text:p>
              </table:table-cell>
              <table:table-cell office:value-type="float" office:value="0.74">
                <text:p>0.74</text:p>
              </table:table-cell>
              <table:table-cell office:value-type="float" office:value="0.654">
                <text:p>0.6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4482.639">
                <text:p>4482.639</text:p>
              </table:table-cell>
              <table:table-cell office:value-type="float" office:value="6.019">
                <text:p>6.019</text:p>
              </table:table-cell>
              <table:table-cell office:value-type="float" office:value="3.379">
                <text:p>3.3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447043.71">
                <text:p>447043.71</text:p>
              </table:table-cell>
              <table:table-cell office:value-type="float" office:value="68.48">
                <text:p>68.48</text:p>
              </table:table-cell>
              <table:table-cell office:value-type="float" office:value="14.902">
                <text:p>14.9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">
                <text:p>10000000</text:p>
              </table:table-cell>
              <table:table-cell office:value-type="float" office:value="NaN">
                <text:p>NaN</text:p>
              </table:table-cell>
              <table:table-cell office:value-type="float" office:value="785.367">
                <text:p>785.367</text:p>
              </table:table-cell>
              <table:table-cell office:value-type="float" office:value="105.765">
                <text:p>105.7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000">
                <text:p>100000000</text:p>
              </table:table-cell>
              <table:table-cell office:value-type="float" office:value="NaN">
                <text:p>NaN</text:p>
              </table:table-cell>
              <table:table-cell office:value-type="float" office:value="8874.658">
                <text:p>8874.658</text:p>
              </table:table-cell>
              <table:table-cell office:value-type="float" office:value="1072.131">
                <text:p>1072.1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